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80c5" officeooo:paragraph-rsid="000c80c5"/>
    </style:style>
    <style:style style:name="P2" style:family="paragraph" style:parent-style-name="Text_20_body">
      <style:text-properties officeooo:rsid="000c80c5" officeooo:paragraph-rsid="000c80c5"/>
    </style:style>
    <style:style style:name="P3" style:family="paragraph" style:parent-style-name="Text_20_body">
      <style:text-properties officeooo:rsid="000e0d8d" officeooo:paragraph-rsid="000e0d8d"/>
    </style:style>
    <style:style style:name="P4" style:family="paragraph" style:parent-style-name="Text_20_body">
      <style:text-properties officeooo:rsid="000eab8d" officeooo:paragraph-rsid="000eab8d"/>
    </style:style>
    <style:style style:name="P5" style:family="paragraph" style:parent-style-name="Text_20_body">
      <style:text-properties officeooo:rsid="000f639c" officeooo:paragraph-rsid="000f639c"/>
    </style:style>
    <style:style style:name="P6" style:family="paragraph" style:parent-style-name="Text_20_body">
      <style:text-properties officeooo:paragraph-rsid="0012d08a"/>
    </style:style>
    <style:style style:name="P7" style:family="paragraph" style:parent-style-name="Text_20_body">
      <style:text-properties officeooo:rsid="00130ec5" officeooo:paragraph-rsid="00130ec5"/>
    </style:style>
    <style:style style:name="P8" style:family="paragraph" style:parent-style-name="Heading_20_3">
      <style:text-properties officeooo:rsid="000e0d8d" officeooo:paragraph-rsid="000e0d8d"/>
    </style:style>
    <style:style style:name="P9" style:family="paragraph" style:parent-style-name="Heading_20_3">
      <style:text-properties officeooo:rsid="000eab8d" officeooo:paragraph-rsid="000eab8d"/>
    </style:style>
    <style:style style:name="P10" style:family="paragraph" style:parent-style-name="Heading_20_3">
      <style:text-properties officeooo:rsid="000f639c" officeooo:paragraph-rsid="000f639c"/>
    </style:style>
    <style:style style:name="P11" style:family="paragraph" style:parent-style-name="Heading_20_3">
      <style:text-properties officeooo:rsid="00130ec5" officeooo:paragraph-rsid="00130ec5"/>
    </style:style>
    <style:style style:name="P12" style:family="paragraph" style:parent-style-name="Heading_20_2">
      <style:text-properties officeooo:rsid="000eab8d" officeooo:paragraph-rsid="000eab8d"/>
    </style:style>
    <style:style style:name="P13" style:family="paragraph" style:parent-style-name="Heading_20_2">
      <style:text-properties officeooo:rsid="000f639c" officeooo:paragraph-rsid="000f639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e0d8d"/>
    </style:style>
    <style:style style:name="T3" style:family="text">
      <style:text-properties style:text-position="sub 58%" officeooo:rsid="0012d08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e0d8d"/>
    </style:style>
    <style:style style:name="T6" style:family="text">
      <style:text-properties style:text-position="0% 100%" officeooo:rsid="0012d08a"/>
    </style:style>
    <style:style style:name="T7" style:family="text">
      <style:text-properties style:text-position="0% 100%" officeooo:rsid="0019b7e2"/>
    </style:style>
    <style:style style:name="T8" style:family="text">
      <style:text-properties style:text-position="0% 100%" officeooo:rsid="001b936d"/>
    </style:style>
    <style:style style:name="T9" style:family="text">
      <style:text-properties officeooo:rsid="000eab8d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9b7e2"/>
    </style:style>
    <style:style style:name="T12" style:family="text">
      <style:text-properties style:text-position="super 58%" officeooo:rsid="001b936d"/>
    </style:style>
    <style:style style:name="T13" style:family="text">
      <style:text-properties officeooo:rsid="000f9212"/>
    </style:style>
    <style:style style:name="T14" style:family="text">
      <style:text-properties officeooo:rsid="001334b6"/>
    </style:style>
    <style:style style:name="T15" style:family="text">
      <style:text-properties officeooo:rsid="00138c64"/>
    </style:style>
    <style:style style:name="T16" style:family="text">
      <style:text-properties officeooo:rsid="0015442b"/>
    </style:style>
    <style:style style:name="T17" style:family="text">
      <style:text-properties officeooo:rsid="0019b7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 – Adressage IP</text:p>
      <text:p text:style-name="P2"/>
      <text:h text:style-name="Heading_20_2" text:outline-level="2">2.1 – Conversion de base 10 en base 2</text:h>
      <text:h text:style-name="Heading_20_3" text:outline-level="3">Exercice 1</text:h>
      <text:p text:style-name="P6">9<text:span text:style-name="T1">10</text:span> = 1001<text:span text:style-name="T1">2</text:span><text:span text:style-name="T4"> </text:span><text:span text:style-name="T6">= 9</text:span><text:span text:style-name="T3">16</text:span><text:span text:style-name="T1"><text:line-break/></text:span><text:span text:style-name="T4">87</text:span><text:span text:style-name="T2">10</text:span><text:span text:style-name="T4"> = 101 0111</text:span><text:span text:style-name="T2">2</text:span><text:span text:style-name="T5"> </text:span><text:span text:style-name="T6">= 57</text:span><text:span text:style-name="T3">16</text:span><text:span text:style-name="T4"><text:line-break/>267</text:span><text:span text:style-name="T2">10</text:span><text:span text:style-name="T4"> = </text:span><text:span text:style-name="T5">1 0000 1011</text:span><text:span text:style-name="T2">2</text:span><text:span text:style-name="T5"> </text:span><text:span text:style-name="T6">= 10B</text:span><text:span text:style-name="T3">16</text:span><text:span text:style-name="T4"><text:line-break/>2352</text:span><text:span text:style-name="T2">10</text:span><text:span text:style-name="T4"> = </text:span><text:span text:style-name="T5">1001 0011 0000</text:span><text:span text:style-name="T2">2</text:span><text:span text:style-name="T5"> </text:span><text:span text:style-name="T6">= 930</text:span><text:span text:style-name="T3">16</text:span></text:p>
      <text:h text:style-name="Heading_20_2" text:outline-level="2">2.2 – Conversion de base 2 en base 10</text:h>
      <text:h text:style-name="Heading_20_3" text:outline-level="3">Exercice 2</text:h>
      <text:p text:style-name="P6">0100 0111<text:span text:style-name="T1">2</text:span><text:span text:style-name="T4"> = 71</text:span><text:span text:style-name="T1">10</text:span><text:span text:style-name="T4"> </text:span><text:span text:style-name="T6">= 47</text:span><text:span text:style-name="T3">16</text:span><text:line-break/>0011 1010<text:span text:style-name="T1">2</text:span><text:span text:style-name="T4"> = 58</text:span><text:span text:style-name="T1">10</text:span><text:span text:style-name="T4"> </text:span><text:span text:style-name="T6">= 3A</text:span><text:span text:style-name="T3">16</text:span></text:p>
      <text:h text:style-name="P8" text:outline-level="3">Exercice 3</text:h>
      <text:p text:style-name="P3">Sur 4 bits, on peut représenter des entiers positifs de <text:span text:style-name="T15">0</text:span> à <text:span text:style-name="T16">15, soit 16 valeurs</text:span>.</text:p>
      <text:h text:style-name="P9" text:outline-level="3">Exercice 4</text:h>
      <text:p text:style-name="P4">Sur n bits, on peut représenter 2<text:span text:style-name="T10">n</text:span> entiers, <text:span text:style-name="T17">allant de 0 à </text:span><text:span text:style-name="T8">2</text:span><text:span text:style-name="T12">n</text:span><text:span text:style-name="T8">-1</text:span>.</text:p>
      <text:h text:style-name="P12" text:outline-level="2">2.3 – Conversion d’une adresse IP de base 10 en base 2</text:h>
      <text:h text:style-name="P9" text:outline-level="3">Exercice 5</text:h>
      <text:p text:style-name="P5">192.168.0.1<text:span text:style-name="T1">10</text:span> = 1100 0000.1010 1000.0000 0000.0000 0001<text:span text:style-name="T1">2<text:line-break/></text:span><text:span text:style-name="T4">255.255.255.0</text:span><text:span text:style-name="T1">10</text:span><text:span text:style-name="T4"> = 1111 1111.1111 1111. 1111 1111.0000 0000</text:span><text:span text:style-name="T1">2</text:span></text:p>
      <text:h text:style-name="P13" text:outline-level="2">2.4 – Conversion d’une adresse IP de base 2 en base 10</text:h>
      <text:h text:style-name="P10" text:outline-level="3">Exercice 6</text:h>
      <text:p text:style-name="P5">1100 0000.1010 1000.0001 1001.1000 0100<text:span text:style-name="T1">2</text:span> = 192.16<text:span text:style-name="T13">8.25.132</text:span><text:span text:style-name="T1">10</text:span></text:p>
      <text:h text:style-name="P11" text:outline-level="3">Exercice 7</text:h>
      <text:p text:style-name="P7">Avec ce type d’adressage, il y a 2<text:span text:style-name="T10">32</text:span><text:span text:style-name="T4"> adresses IP possible, soit 429496729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officeooo:rsid="000e0d8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fo:font-size="11pt" officeooo:rsid="000e0d8d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officeooo:rsid="000e0d8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11:10.127512330</meta:creation-date>
    <dc:date>2018-09-14T10:11:46.164692944</dc:date>
    <meta:editing-duration>PT49M5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6" meta:character-count="815" meta:non-whitespace-character-count="673"/>
  </office:meta>
</office:document-meta>
</file>